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LaM Display" svg:font-family="'ADLaM Display'" style:font-family-generic="roman" style:font-pitch="variable"/>
    <style:font-face style:name="ADLaM Display1" svg:font-family="'ADLaM Display'"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paragraph-properties fo:text-align="justify" style:justify-single-word="false"/>
    </style:style>
    <style:style style:name="P2" style:family="paragraph" style:parent-style-name="List_20_Paragraph" style:list-style-name="WWNum1">
      <style:paragraph-properties fo:text-align="justify" style:justify-single-word="false"/>
      <style:text-properties officeooo:paragraph-rsid="001d1082"/>
    </style:style>
    <style:style style:name="P3" style:family="paragraph" style:parent-style-name="List_20_Paragraph">
      <style:paragraph-properties fo:text-align="justify" style:justify-single-word="false"/>
      <style:text-properties officeooo:paragraph-rsid="001d1082"/>
    </style:style>
    <style:style style:name="P4" style:family="paragraph" style:parent-style-name="List_20_Paragraph" style:list-style-name="WWNum1">
      <style:paragraph-properties fo:text-align="justify" style:justify-single-word="false"/>
      <style:text-properties officeooo:rsid="001d1082" officeooo:paragraph-rsid="001d1082"/>
    </style:style>
    <style:style style:name="P5" style:family="paragraph" style:parent-style-name="List_20_Paragraph">
      <style:paragraph-properties fo:text-align="justify" style:justify-single-word="false"/>
      <style:text-properties officeooo:rsid="001d1082" officeooo:paragraph-rsid="001d1082"/>
    </style:style>
    <style:style style:name="P6" style:family="paragraph" style:parent-style-name="Standard">
      <style:paragraph-properties fo:margin-left="4.995cm"/>
    </style:style>
    <style:style style:name="P7" style:family="paragraph" style:parent-style-name="Standard">
      <loext:graphic-properties draw:fill="solid" draw:fill-color="#ffffff"/>
      <style:paragraph-properties fo:margin-top="0cm" fo:margin-bottom="0cm" style:contextual-spacing="false" fo:line-height="100%" fo:background-color="#ffffff"/>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text-indent="1.249cm" style:auto-text-indent="false"/>
    </style:style>
    <style:style style:name="P10" style:family="paragraph" style:parent-style-name="Standard">
      <style:paragraph-properties fo:text-align="justify" style:justify-single-word="false" fo:text-indent="1.249cm" style:auto-text-indent="false"/>
      <style:text-properties officeooo:paragraph-rsid="001d1082"/>
    </style:style>
    <style:style style:name="P11" style:family="paragraph" style:parent-style-name="Standard">
      <style:paragraph-properties fo:text-align="justify" style:justify-single-word="false" fo:text-indent="0cm" style:auto-text-indent="false"/>
      <style:text-properties officeooo:paragraph-rsid="001d1082"/>
    </style:style>
    <style:style style:name="P12" style:family="paragraph" style:parent-style-name="Standard">
      <style:paragraph-properties fo:text-align="justify" style:justify-single-word="false" fo:text-indent="0cm" style:auto-text-indent="false"/>
    </style:style>
    <style:style style:name="T1" style:family="text">
      <style:text-properties style:font-name="ADLaM Display" fo:font-size="20pt" fo:font-weight="bold" style:font-size-asian="20pt" style:font-weight-asian="bold" style:font-name-complex="ADLaM Display1" style:font-size-complex="20pt" style:font-weight-complex="bold"/>
    </style:style>
    <style:style style:name="T2" style:family="text">
      <style:text-properties officeooo:rsid="001d108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Projekt aplikacji ”3.0”</text:span><text:span text:style-name="T1"/></text:p>
      <text:p text:style-name="P7">Skład drużyny:</text:p>
      <text:p text:style-name="P7">Michał Merta,</text:p>
      <text:p text:style-name="P7">Mateusz Cieślak,</text:p>
      <text:p text:style-name="P7">Marta Hałas,</text:p>
      <text:p text:style-name="P7">Olga Foriasz,</text:p>
      <text:p text:style-name="P7">Bartek Śliwiński</text:p>
      <text:p text:style-name="P7"/>
      <text:p text:style-name="P7">Link do repozytorium: <text:a xlink:type="simple" xlink:href="https://github.com/matcie0/3.0?fbclid=IwZXh0bgNhZW0CMTAAAR3MpR4O7r_tM2p7wnFSV7oCbMOsSOosuTCVuRvfa_e-2SynN3BcZ0XGkYw_aem_AeHajgLiw1R7EQtO6jq0LwxKFp5SG4Ab8dbrWm5SaLM6yEfkQLXvj0_uk9_cMCc9S_PuvuKHVSA-LKUBeaVdhvYL" office:target-frame-name="_blank" xlink:show="new" text:style-name="Default_20_Style" text:visited-style-name="Default_20_Style">https://github.com/matcie0/3.0</text:a></text:p>
      <text:p text:style-name="P7">Projekt chcemy oddawać na zajęciach u dr. Wojciecha Połowczuka na zajęciach w czwartki o godzinie 15:15</text:p>
      <text:p text:style-name="P8"/>
      <text:p text:style-name="P8">Temat oraz opis projektu:</text:p>
      <text:p text:style-name="P10">Celem naszego projektu jest stworzenie aplikacji, która w jak największym stopniu zredukuje stres studentów zadających sobie ciągle pytania: „Czy zdają już z poszczególnych przedmiotów?” lub „Ilu punktów im jeszcze brakuje?” . Aplikacja przede wszystkim ma zliczać zdobyte punkty i obliczać ile pozostało do zdobycia, aby uzyskać przynajmniej ocenę 3.0. Wszystko ma się odbywać w oparciu o dodane przez użytkownika na początku semestru zasady zaliczania przedmiotu. W naszym projekcie chcemy również umieścić kalendarz, w którym będą zaznaczone wszystkie nadchodzące kolokwia, egzaminy, kartkówki oraz terminy oddania prac na punkty. Pracę chcemy podzielić między osoby tak, aby każdy miał jedno zadanie główne. Jednak jednocześnie będziemy sobie nawzajem pomagać i dzielić wszelakimi pomysłami co do wszystkich aspektów aplikacji. </text:p>
      <text:p text:style-name="P11"/>
      <text:p text:style-name="P11"><text:span text:style-name="T2">Zaktualizowana funkcjonalność gotowej aplikacji</text:span>:</text:p>
      <text:list text:style-name="WWNum1">
        <text:list-item>
          <text:p text:style-name="P1"><text:span text:style-name="T2">S</text:span>tworzenie kalendarza z terminami kolokwiów, kartkówek, czy egzaminów. <text:span text:style-name="T2">Możliwość dodania dwóch, ważnych i mniej ważnych, typów notatek do dni. Opcja konfiguracji kalendarza tak, aby rozróżniał dni, w których są zajęcia od dni wolnych.</text:span></text:p>
        </text:list-item>
        <text:list-item>
          <text:p text:style-name="P1"><text:span text:style-name="T2">S</text:span>tworzenie interfejsu, w którym użytkownik będzie dodawać przedmioty i punkty z kolokwiów, kartkówek itp. <text:span text:style-name="T2">jak i również wpisać próg punktowy na ocenę 3.0. Dodanie przycisku, który zsumuje punkty i wyświetli je. Umożliwienie resetu/edycji wpisanych danych.</text:span></text:p>
        </text:list-item>
        <text:list-item>
          <text:p text:style-name="P1"><text:soft-page-break/><text:span text:style-name="T2">S</text:span>tworzenie panelu głównego, na którym będ<text:span text:style-name="T2">zie umieszczone graficzne przedstawienie postępów w dążeniu do oceny 3.0 z każdego z dodanych przedmiotów</text:span></text:p>
        </text:list-item>
        <text:list-item>
          <text:p text:style-name="P4">Zadbanie o minimalistyczny design.</text:p>
        </text:list-item>
        <text:list-item>
          <text:p text:style-name="P1"><text:span text:style-name="T2">P</text:span>isanie kodu, który będzie wykonywał wszystkie potrzebne obliczenia, których wyniki umieszczone zostaną w interfejsie.</text:p>
        </text:list-item>
      </text:list>
      <text:p text:style-name="P3"/>
      <text:p text:style-name="P11">Z<text:span text:style-name="T2">aktualizowny plan działania:</text:span></text:p>
      <text:list text:continue-numbering="true" text:style-name="WWNum1">
        <text:list-header>
          <text:p text:style-name="P2"/>
        </text:list-header>
        <text:list-item>
          <text:p text:style-name="P4">Dodanie głównej sekcji na górze aplikacji.</text:p>
        </text:list-item>
        <text:list-item>
          <text:p text:style-name="P4">Dodanie możliwości edycji/resetu danych w tabelkach.</text:p>
        </text:list-item>
        <text:list-item>
          <text:p text:style-name="P4">Dodanie opcji na wpisanie progu do oceny 3.0 i wyliczanie ile już procent punktów zdobyliśmy.</text:p>
        </text:list-item>
        <text:list-item>
          <text:p text:style-name="P4">Ulepszenie kalendarza.</text:p>
        </text:list-item>
      </text:list>
      <text:p text:style-name="P5"/>
      <text:p text:style-name="P12"><text:tab/>Z wielu naszych pomysłów, jako najciekawszy i najbardziej praktyczny wybraliśmy projekt „3.0”. Taka aplikacja przyda się nam i naszym kolegom i koleżankom z innych roków/kierunków/wydziałów na najbliższe kilka lat nauki na studiach i pomoże w łatwy sposób śledzić zdobywanie punktów potrzebnych do zaliczenia przedmiotów. Ponadto fakt, że aplikacja „3.0” <text:s/>rzeczywiście będzie dla nas użyteczna pozytywnie wpłynie na naszą motywację do realizacji tego projektu.</text:p>
      <text:p text:style-name="P9">Nie znamy jeszcze wszystkich bibliotek, których będziemy używać przy tworzeniu aplikacji. Wstępnie ustaliliśmy, że interfejs będziemy prowadzić za pomocą zbioru bibliotek PyQT. Reszta bibliotek wyklaruje się w trakcie pracy nad projektem, w zależności od potrzeb danego problem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LaM Display" svg:font-family="'ADLaM Display'" style:font-family-generic="roman" style:font-pitch="variable"/>
    <style:font-face style:name="ADLaM Display1" svg:font-family="'ADLaM Display'"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pl" fo:country="PL" style:letter-kerning="true" style:font-name-asian="F" style:font-size-asian="12pt" style:language-asian="pl" style:country-asian="PL"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pl" fo:country="PL" style:letter-kerning="true" style:font-name-asian="F" style:font-size-asian="12pt" style:language-asian="pl" style:country-asian="PL"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główek_20_1_20_Znak"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główek_20_3_20_Znak"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główek_20_6_20_Znak"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główek_20_8_20_Znak"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ytuł_20_Znak"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Podtytuł_20_Znak"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ytat_20_Znak">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ytat_20_intensywny_20_Znak">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Nagłówek_20_1_20_Znak" style:display-name="Nagłówek 1 Znak" style:family="text" style:parent-style-name="Default_20_Paragraph_20_Font_20__28_WW_29_">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główek_20_2_20_Znak" style:display-name="Nagłówek 2 Znak" style:family="text" style:parent-style-name="Default_20_Paragraph_20_Font_20__28_WW_29_">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główek_20_3_20_Znak" style:display-name="Nagłówek 3 Znak" style:family="text" style:parent-style-name="Default_20_Paragraph_20_Font_20__28_WW_29_">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główek_20_4_20_Znak" style:display-name="Nagłówek 4 Znak" style:family="text" style:parent-style-name="Default_20_Paragraph_20_Font_20__28_WW_29_">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główek_20_5_20_Znak" style:display-name="Nagłówek 5 Znak" style:family="text" style:parent-style-name="Default_20_Paragraph_20_Font_20__28_WW_29_">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Nagłówek_20_6_20_Znak" style:display-name="Nagłówek 6 Znak" style:family="text" style:parent-style-name="Default_20_Paragraph_20_Font_20__28_WW_29_">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główek_20_7_20_Znak" style:display-name="Nagłówek 7 Znak" style:family="text" style:parent-style-name="Default_20_Paragraph_20_Font_20__28_WW_29_">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Nagłówek_20_8_20_Znak" style:display-name="Nagłówek 8 Znak" style:family="text" style:parent-style-name="Default_20_Paragraph_20_Font_20__28_WW_29_">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główek_20_9_20_Znak" style:display-name="Nagłówek 9 Znak" style:family="text" style:parent-style-name="Default_20_Paragraph_20_Font_20__28_WW_29_">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ytuł_20_Znak" style:display-name="Tytuł Znak" style:family="text" style:parent-style-name="Default_20_Paragraph_20_Font_20__28_WW_29_">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Podtytuł_20_Znak" style:display-name="Podtytuł Znak" style:family="text" style:parent-style-name="Default_20_Paragraph_20_Font_20__28_WW_29_">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ytat_20_Znak" style:display-name="Cytat Znak"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ytat_20_intensywny_20_Znak" style:display-name="Cytat intensywny Znak"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Motyw pakietu Office">
      <loext:theme-colors loext:name="Pakiet 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zemek Hałas</meta:initial-creator>
    <meta:editing-cycles>3</meta:editing-cycles>
    <meta:creation-date>2024-05-16T13:34:00</meta:creation-date>
    <dc:date>2024-06-06T21:19:05.981166471</dc:date>
    <meta:editing-duration>PT31M56S</meta:editing-duration>
    <meta:generator>LibreOffice/7.6.5.2$Linux_X86_64 LibreOffice_project/60$Build-2</meta:generator>
    <meta:document-statistic meta:table-count="0" meta:image-count="0" meta:object-count="0" meta:page-count="2" meta:paragraph-count="25" meta:word-count="405" meta:character-count="2943" meta:non-whitespace-character-count="2568"/>
    <meta:user-defined meta:name="AppVersion">16.0000</meta:user-defined>
    <meta:template xlink:type="simple" xlink:actuate="onRequest" xlink:title="Normal" xlink:href=""/>
  </office:meta>
</office:document-meta>
</file>